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New" svg:font-family="'Courier New'" style:font-family-generic="modern"/>
    <style:font-face style:name="Decor" svg:font-family="Deco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478cm" fo:margin-left="-0.191cm" table:align="left" style:writing-mode="lr-tb"/>
    </style:style>
    <style:style style:name="Table2.A" style:family="table-column">
      <style:table-column-properties style:column-width="5.82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indent="0cm" style:auto-text-indent="false" style:snap-to-layout-grid="fals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Рек._20_право">
      <style:paragraph-properties style:snap-to-layout-grid="false"/>
    </style:style>
    <style:style style:name="P4" style:family="paragraph" style:parent-style-name="Рекомендация">
      <style:paragraph-properties style:snap-to-layout-grid="false"/>
    </style:style>
    <style:style style:name="P5" style:family="paragraph" style:parent-style-name="Standard">
      <style:text-properties fo:language="ru" fo:country="RU" style:language-complex="ar" style:country-complex="SA"/>
    </style:style>
    <style:style style:name="P6" style:family="paragraph" style:parent-style-name="Standard">
      <style:text-properties fo:language="ru" fo:country="RU" fo:font-style="italic" style:font-style-asian="italic" style:language-complex="ar" style:country-complex="SA" style:font-style-complex="italic"/>
    </style:style>
    <style:style style:name="P7" style:family="paragraph" style:parent-style-name="Standard">
      <style:text-properties fo:language="ru" fo:country="RU" fo:font-style="normal" style:font-style-asian="normal" style:language-complex="ar" style:country-complex="SA" style:font-style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language="ru" fo:country="RU" fo:font-weight="bold" style:font-weight-asian="bold" style:language-complex="ar" style:country-complex="SA" style:font-weight-complex="bold"/>
    </style:style>
    <style:style style:name="P10" style:family="paragraph" style:parent-style-name="Standard">
      <style:text-properties fo:language="ru" fo:country="RU" fo:font-weight="normal" style:font-weight-asian="normal" style:language-complex="ar" style:country-complex="SA" style:font-weight-complex="normal"/>
    </style:style>
    <style:style style:name="P11" style:family="paragraph" style:parent-style-name="Standard">
      <style:text-properties fo:language="ru" fo:country="RU" style:language-complex="ar" style:country-complex="SA"/>
    </style:style>
    <style:style style:name="P12" style:family="paragraph" style:parent-style-name="Номер" style:master-page-name="First_20_Page">
      <style:paragraph-properties style:page-number="auto"/>
    </style:style>
    <style:style style:name="P13" style:family="paragraph" style:parent-style-name="Литература" style:list-style-name="WW8Num2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complex="ar" style:country-complex="SA"/>
    </style:style>
    <style:style style:name="T3" style:family="text">
      <style:text-properties style:font-name="Arial" fo:font-style="normal" style:font-style-asian="normal"/>
    </style:style>
    <style:style style:name="T4" style:family="text">
      <style:text-properties style:language-asian="ru" style:country-asian="RU"/>
    </style:style>
    <style:style style:name="T5" style:family="text">
      <style:text-properties fo:font-size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ru" fo:country="RU" style:language-complex="ar" style:country-complex="SA"/>
    </style:style>
    <style:style style:name="T8" style:family="text">
      <style:text-properties fo:language="ru" fo:country="RU" fo:font-style="normal" style:font-style-asian="normal" style:language-complex="ar" style:country-complex="SA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Times New Roman" fo:language="ru" fo:country="RU" style:font-name-asian="Times New Roman" style:font-name-complex="Times New Roman" style:language-complex="ar" style:country-complex="SA"/>
    </style:style>
    <style:style style:name="fr1" style:family="graphic" style:parent-style-name="Frame">
      <style:graphic-properties fo:margin-left="0.319cm" fo:margin-right="0.319cm" fo:margin-top="0.319cm" fo:margin-bottom="0.319cm" style:wrap="none" style:vertical-pos="from-top" style:vertical-rel="paragraph" style:horizontal-pos="inside" style:horizontal-rel="paragraph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("/>
      </text:sequence-decls>
      <text:p text:style-name="P12">УДК <text:span text:style-name="T5">004.434</text:span></text:p>
      <text:p text:style-name="Авторы">А. А. Бреслав</text:p>
      <text:p text:style-name="АвторыКол"/>
      <text:p text:style-name="Организация">Санкт-Петербургский государственный университет информационных технологий, механики и оптики</text:p>
      <text:p text:style-name="Заг2Кол"/>
      <text:h text:style-name="Heading_20_2" text:outline-level="2">Генерация моделей, основанная на шаблонах: реализация на основе обобщенных классов</text:h>
      <text:p text:style-name="Аннотация">В настоящей работе рассматривается подход к генерации моделей на основе шаблонов. Описываются два способа построения метамодели языка шаблонов: на основе обыкновенных классов и обобщенных (<text:span text:style-name="T2">generic</text:span>) классов. Также описываются алгоритмы валидации шаблонов и их инстанцирования.</text:p>
      <text:h text:style-name="Heading_20_3" text:outline-level="3">Введение</text:h>
      <text:p text:style-name="P5">Шаблоны (templates) широко используются для генерации текста [Чарнецки] — эта технология довольно проста и удобна. В настоящей статье мы рассмотрим подход к использованию шаблонов для генерации моделей.</text:p>
      <text:p text:style-name="P5">Под моделью мы понимаем структуру, состоящую из типизированных объектов, связанных типизированными именованными ссылками [MOF]. На практике мы имеем дело с моделями EMF (Eclipse Modelling Framework, [EMF]) — наиболее серьезной из существующих на сегодняшний день библиотек для работы с моделями. Структура всякой модели задается метамоделью, то есть моделью более высокого уровня абстракции, в которой описаны классы, объекты которых могут встречаться в модели, и отношения между ними. Другими словами метамодель задает (предметно-ориентированный) язык <text:soft-page-break/>описания моделей определенного вида, а модели являются «предложениями» в этом языке.</text:p>
      <text:p text:style-name="P5">Примером применения шаблонов для генерации моделей является механизм обобщения типов в языке C++ [Страцструп]. Здесь метамоделью является сам C++, а моделями — те классы, которые определяет программист. Шаблоны — это инструмент повторного использования. Определяя шаблон класса, мы фиксируем нечто общее для всех классов, которые получатся при инстанцировании этого шаблона. Различия между конкретными классами, получающимися в результате инстанцирования, определяются параметрами, передаваемыми шаблону.</text:p>
      <text:p text:style-name="P5">Рассматриваемый в настоящей статье подход заключается в обобщении этого принципа на любые метамодели (не только на C++).</text:p>
      <text:p text:style-name="Standard">В следующих разделах мы построим специализированные языки для описания шаблонов и рассмотрим вопросы, связанные с автоматизацией построения таких языков и проверки корректности шаблонов.</text:p>
      <text:h text:style-name="Heading_20_3" text:outline-level="3">Шаблоны моделей</text:h>
      <text:p text:style-name="P5">Итак, что же такое шаблон? Неформально говоря, шаблон модели — это «модель с дырками», то есть модель, в которой вместо некоторых объектов записаны переменные — параметры шаблона.</text:p>
      <text:p text:style-name="P6">Картника: шаблон, входные параметры, результирующая модель, метамодель результата, она же параметров, метамодель шаблона.</text:p>
      <text:p text:style-name="P7">Когда шаблон <text:span text:style-name="T6">инстанцируется</text:span>, то есть применяется, параметрам сопоставляются конкретные объекты, которые подставляются на место параметров в теле шаблона.</text:p>
      <text:p text:style-name="P6">Картинка: шаблон, значения параметров, инстанциатор, результат.</text:p>
      <text:p text:style-name="P9">Пример шаблона — грамматика</text:p>
      <text:p text:style-name="P10">template&lt;S : Symbol, e : Expression&gt; SimpleTemplate {</text:p>
      <text:p text:style-name="P8"><text:soft-page-break/><text:span text:style-name="T7"><text:s text:c="4"/>Start </text:span><text:span text:style-name="T10">→</text:span><text:span text:style-name="T7"> S || Other ;</text:span></text:p>
      <text:p text:style-name="P8"><text:span text:style-name="T7"><text:s text:c="4"/>S </text:span><text:span text:style-name="T10">→</text:span><text:span text:style-name="T7"> e ;</text:span></text:p>
      <text:p text:style-name="P8"><text:span text:style-name="T7"><text:s text:c="4"/>Other </text:span><text:span text:style-name="T10">→</text:span><text:span text:style-name="T7"> 'other' ;</text:span></text:p>
      <text:p text:style-name="P10">}</text:p>
      <text:p text:style-name="P10"/>
      <text:p text:style-name="P10">SimpleTemplate&lt;A, 'a'*&gt;</text:p>
      <text:p text:style-name="P10"/>
      <text:p text:style-name="P8"><text:span text:style-name="T7">Start </text:span><text:span text:style-name="T10">→</text:span><text:span text:style-name="T7"> A || Other ;</text:span></text:p>
      <text:p text:style-name="P8"><text:span text:style-name="T7">A </text:span><text:span text:style-name="T10">→</text:span><text:span text:style-name="T7"> 'a'* ;</text:span></text:p>
      <text:p text:style-name="P8"><text:span text:style-name="T7">Other </text:span><text:span text:style-name="T10">→</text:span><text:span text:style-name="T7"> 'other' ;</text:span></text:p>
      <text:p text:style-name="Standard"><text:span text:style-name="T7">Как шаблон для генерации текста сам является текстом, так и шаблон для генерации моделей будет моделью.</text:span><text:span text:style-name="T8"> </text:span><text:span text:style-name="T7">Тонкость заключается в том, что исходная метамодель ничего не знает ни о каких шаблонах, и, соответственно, не позволяет размещать шаблонные параметры там, где мы хотим их разместить. Это означает, что для описания шаблонов понадобится другая метамодель — метамодель шаблона. Для того, чтобы в результате инстанцирования корректного шаблона всегда получалась структурно корректная модель, необходимо, чтобы метамодель шаблона накладывала на структуру ограничения, аналогичные ограничениям в исходной метамодели. Отсюда вытекает идея о том, чтобы не использовать единую метамодель шаблонов для всех языков (поскольку такая универсальная метамодель не будет накладывать специфичных для каждой конкретной метамодели ограничений), а создавать для каждой исходной метамодели отдельную метамодель шаблона. Разумеется, необходимо строить метамодель шаблона автоматически, иначе подход будет неприменим к каждой новой метамодели, созданной пользователем.</text:span></text:p>
      <text:p text:style-name="Standard"><text:soft-page-break/>Картинка: исходная метамодель, модель со структурой, генератор метамоделей шаблонов, метамодель шаблона, шаблон с той же структурой, что и модель.</text:p>
      <text:h text:style-name="Heading_20_3" text:outline-level="3">Метамодель шаблона, основанная на наследовании</text:h>
      <text:p text:style-name="Standard">Как, имея, исходную метамодель, построить метамодель шаблона.</text:p>
      <text:p text:style-name="Standard">Какая получится метамодель.</text:p>
      <text:p text:style-name="Standard">Много классов</text:p>
      <text:p text:style-name="Standard">Зато структура статически проверяется</text:p>
      <text:p text:style-name="Standard">Инстанциатор усложняется</text:p>
      <text:p text:style-name="Standard">Трудно с внешними зависимостями</text:p>
      <text:h text:style-name="Heading_20_3" text:outline-level="3">Метамодель шаблона, основанная на обобщенных классах</text:h>
      <text:p text:style-name="Standard">Тогда-то появились generic классы.</text:p>
      <text:p text:style-name="Standard">Что, если использовать их.</text:p>
      <text:p text:style-name="Standard">Мало классов</text:p>
      <text:p text:style-name="Standard">Все просто с внешними зависимостями</text:p>
      <text:p text:style-name="Standard">Довольно простой инстанциатор.</text:p>
      <text:p text:style-name="Standard">Но статически ничего не проверяется — generics не существуют во время выполнения.</text:p>
      <text:p text:style-name="Standard">Ниже мы покажем, как с этим легко бороться.</text:p>
      <text:h text:style-name="Heading_20_3" text:outline-level="3">Структурная валидация шаблонов</text:h>
      <text:p text:style-name="Standard">Пример, вызывающий проблемы.</text:p>
      <text:p text:style-name="Standard">Интуитивный способ догадаться, что же имеется в виду.</text:p>
      <text:p text:style-name="Standard">Алгоритм вывода generic-аргументов для объектов во время выполнения.</text:p>
      <text:p text:style-name="Standard">Корректность, полнота.</text:p>
      <text:p text:style-name="Standard">Трудоемкость алгоритма.</text:p>
      <text:h text:style-name="Heading_20_3" text:outline-level="3"><text:soft-page-break/>Заключение</text:h>
      <text:p text:style-name="Standard">Мы рассмотрели идею использования шаблонов для построения моделей.</text:p>
      <text:p text:style-name="Standard">Мы предложили два способа автоматически строить языки шаблонов по метамоделям. Один из них гибче, но требует вывода типов для валидации структуры. Мы предложили алгоритм для валидации структуры.</text:p>
      <text:p text:style-name="Standard">Шаблоны всем не раз пригодятся.</text:p>
      <text:p text:style-name="Заг._20_Сп._20_литературы">Список литературы</text:p>
      <text:list text:style-name="WW8Num2">
        <text:list-item>
          <text:p text:style-name="P13"><text:span text:style-name="Литература_20_АВТОР">Пушкин А. С.</text:span><text:span text:style-name="T4"> Избранное.</text:span></text:p>
        </text:list-item>
      </text:list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4">Рекомендована кафедрой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Поступила в редакцию</text:p>
            <text:p text:style-name="Рек._20_право"/>
          </table:table-cell>
        </table:table-row>
      </table:table>
      <text:h text:style-name="P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/>
    <style:font-face style:name="Decor" svg:font-family="Deco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1cm" style:auto-text-indent="false" style:text-autospace="none" style:punctuation-wrap="simple" style:vertical-align="baseline" style:writing-mode="lr-tb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cm" fo:margin-bottom="1.058cm" fo:text-align="center" style:justify-single-word="false" fo:keep-together="always" fo:hyphenation-ladder-count="no-limit" fo:keep-with-next="always" text:number-lines="false" text:line-number="0"/>
      <style:text-properties fo:text-transform="uppercase" fo:font-size="18pt" fo:font-weight="bold" style:letter-kerning="true" style:font-size-asian="18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Аннотация" style:class="text" style:default-outline-level="2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 text:number-lines="false" text:line-number="0"/>
      <style:text-properties fo:text-transform="uppercase" fo:font-size="13pt" fo:font-weight="bold" style:font-size-asian="13pt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94cm" fo:margin-bottom="0.212cm" fo:line-height="0.564cm" fo:text-align="center" style:justify-single-word="false" fo:keep-together="always" fo:keep-with-next="always"/>
      <style:text-properties fo:text-transform="uppercase" fo:font-weight="bold" style:font-weight-asian="bold"/>
    </style:style>
    <style:style style:name="Аннотация" style:family="paragraph" style:parent-style-name="Standard" style:next-style-name="Standard">
      <style:paragraph-properties fo:margin-left="2.501cm" fo:margin-right="2.501cm" fo:margin-top="0.423cm" fo:margin-bottom="0.212cm" fo:keep-together="always" fo:text-indent="1cm" style:auto-text-indent="false" fo:keep-with-next="always"/>
      <style:text-properties fo:font-size="12pt" style:font-size-asian="12pt"/>
    </style:style>
    <style:style style:name="Авторы" style:family="paragraph" style:parent-style-name="Standard" style:next-style-name="Standard">
      <style:paragraph-properties fo:margin-left="0cm" fo:margin-right="0cm" fo:margin-top="0.423cm" fo:margin-bottom="0.106cm" fo:text-align="center" style:justify-single-word="false" fo:keep-together="always" fo:hyphenation-ladder-count="no-limit" fo:text-indent="0cm" style:auto-text-indent="false" fo:keep-with-next="always"/>
      <style:text-properties fo:font-variant="small-caps" fo:hyphenate="false" fo:hyphenation-remain-char-count="2" fo:hyphenation-push-char-count="2"/>
    </style:style>
    <style:style style:name="Номер" style:family="paragraph" style:parent-style-name="Авторы" style:next-style-name="Авторы">
      <style:paragraph-properties fo:margin-top="1.058cm" fo:margin-bottom="0.423cm" fo:line-height="0.635cm" fo:text-align="end" style:justify-single-word="false"/>
      <style:text-properties style:font-name="Arial" fo:font-size="9pt" style:font-size-asian="9pt"/>
    </style:style>
    <style:style style:name="АвторыКол" style:family="paragraph" style:parent-style-name="Standard" style:next-style-name="Standard">
      <style:paragraph-properties style:line-height-at-least="0.176cm" fo:text-align="center" style:justify-single-word="false" fo:keep-together="always" fo:keep-with-next="always">
        <style:tab-stops>
          <style:tab-stop style:position="9.001cm" style:type="center"/>
          <style:tab-stop style:position="18cm" style:type="center"/>
        </style:tab-stops>
      </style:paragraph-properties>
      <style:text-properties fo:font-variant="small-caps" fo:color="#ffffff" fo:font-size="4pt" fo:font-style="italic" style:font-size-asian="4pt" style:font-style-asian="italic"/>
    </style:style>
    <style:style style:name="Организация" style:family="paragraph" style:parent-style-name="Standard" style:next-style-name="Заг2Кол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/>
      <style:text-properties fo:font-style="italic" style:font-style-asian="italic" fo:hyphenate="false" fo:hyphenation-remain-char-count="2" fo:hyphenation-push-char-count="2"/>
    </style:style>
    <style:style style:name="Header" style:family="paragraph" style:parent-style-name="Standard" style:class="extra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8.502cm" style:type="center"/>
          <style:tab-stop style:position="17.103cm" style:type="right"/>
        </style:tab-stops>
      </style:paragraph-properties>
      <style:text-properties fo:font-size="11pt" fo:font-style="italic" style:font-size-asian="11pt" style:font-style-asian="italic"/>
    </style:style>
    <style:style style:name="Заг2Кол" style:family="paragraph" style:parent-style-name="Header" style:next-style-name="Heading_20_2">
      <style:paragraph-properties fo:margin-top="0cm" fo:margin-bottom="0.353cm" style:line-height-at-least="0.176cm" fo:text-align="center" style:justify-single-word="false" fo:keep-together="always" fo:padding="0cm" fo:border="none" fo:keep-with-next="always">
        <style:tab-stops>
          <style:tab-stop style:position="8.502cm" style:type="center"/>
          <style:tab-stop style:position="17.103cm" style:type="right"/>
          <style:tab-stop style:position="18cm" style:type="center"/>
        </style:tab-stops>
      </style:paragraph-properties>
      <style:text-properties fo:color="#ffffff" fo:font-size="4pt" style:font-size-asian="4pt"/>
    </style:style>
    <style:style style:name="Заг._20_Сп._20_литературы" style:display-name="Заг. Сп. литературы" style:family="paragraph" style:parent-style-name="Standard" style:next-style-name="Standard">
      <style:paragraph-properties fo:margin-left="0cm" fo:margin-right="0cm" fo:margin-top="0.635cm" fo:margin-bottom="0.212cm" fo:text-align="center" style:justify-single-word="false" fo:keep-together="always" fo:hyphenation-ladder-count="no-limit" fo:text-indent="0cm" style:auto-text-indent="false" fo:keep-with-next="always"/>
      <style:text-properties fo:text-transform="uppercase" fo:font-size="11pt" style:font-size-asian="11pt" fo:hyphenate="false" fo:hyphenation-remain-char-count="2" fo:hyphenation-push-char-count="2"/>
    </style:style>
    <style:style style:name="Литература" style:family="paragraph" style:parent-style-name="Standard" style:list-style-name="WW8StyleNum">
      <style:paragraph-properties fo:margin-left="0.6cm" fo:margin-right="0cm" fo:margin-top="0cm" fo:margin-bottom="0.212cm" fo:keep-together="always" fo:hyphenation-ladder-count="no-limit" fo:text-indent="-0.6cm" style:auto-text-indent="false"/>
      <style:text-properties fo:language="zxx" fo:country="none" style:language-asian="zxx" style:country-asian="none" fo:hyphenate="false" fo:hyphenation-remain-char-count="2" fo:hyphenation-push-char-count="2"/>
    </style:style>
    <style:style style:name="НазванеРеферата" style:family="paragraph" style:parent-style-name="Standard" style:next-style-name="Standard">
      <style:paragraph-properties fo:keep-together="always" fo:hyphenation-ladder-count="no-limit" fo:keep-with-next="always"/>
      <style:text-properties fo:text-transform="uppercase" fo:font-size="11pt" fo:font-weight="bold" style:font-size-asian="11pt" style:font-weight-asian="bold" fo:hyphenate="false" fo:hyphenation-remain-char-count="2" fo:hyphenation-push-char-count="2"/>
    </style:style>
    <style:style style:name="Реферат" style:family="paragraph" style:parent-style-name="Standard" style:next-style-name="Standard">
      <style:paragraph-properties fo:margin-left="2cm" fo:margin-right="0cm" fo:keep-together="always" fo:hyphenation-ladder-count="no-limit" fo:text-indent="1cm" style:auto-text-indent="false" fo:keep-with-next="always"/>
      <style:text-properties fo:font-size="10pt" style:font-size-asian="10pt" fo:hyphenate="false" fo:hyphenation-remain-char-count="2" fo:hyphenation-push-char-count="2"/>
    </style:style>
    <style:style style:name="РефератИл" style:family="paragraph" style:parent-style-name="Реферат" style:next-style-name="НомерРеферата">
      <style:paragraph-properties fo:margin-top="0.106cm" fo:margin-bottom="0cm" fo:keep-with-next="auto"/>
    </style:style>
    <style:style style:name="НомерРеферата" style:family="paragraph" style:parent-style-name="Номер" style:next-style-name="НазванеРеферата">
      <style:paragraph-properties fo:margin-top="0.988cm" fo:margin-bottom="0.423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style:line-height-at-least="0.423cm" fo:text-align="center" style:justify-single-word="false" fo:keep-together="always" fo:hyphenation-ladder-count="no-limit" fo:keep-with-next="always"/>
      <style:text-properties fo:font-style="italic" style:font-style-asian="italic" fo:hyphenate="false" fo:hyphenation-remain-char-count="2" fo:hyphenation-push-char-count="2"/>
    </style:style>
    <style:style style:name="НеОбычный" style:family="paragraph" style:parent-style-name="Standard" style:next-style-name="Standard">
      <style:paragraph-properties fo:line-height="0.529cm"/>
    </style:style>
    <style:style style:name="Footer" style:family="paragraph" style:parent-style-name="Standard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  <style:text-properties fo:text-transform="uppercase" style:font-name="Arial" fo:font-size="7pt" style:font-size-asian="7pt"/>
    </style:style>
    <style:style style:name="Contents_20_2" style:display-name="Contents 2" style:family="paragraph" style:parent-style-name="Standard" style:class="index">
      <style:paragraph-properties fo:margin-left="1.251cm" fo:margin-right="1.101cm" fo:keep-together="always" fo:text-indent="-0.75cm" style:auto-text-indent="false">
        <style:tab-stops>
          <style:tab-stop style:position="16.002cm" style:type="right" style:leader-style="dotted" style:leader-text="."/>
          <style:tab-stop style:position="16.753cm" style:type="right"/>
        </style:tab-stops>
      </style:paragraph-properties>
      <style:text-properties fo:font-size="10pt" style:font-size-asian="10pt"/>
    </style:style>
    <style:style style:name="Рек._20_право" style:display-name="Рек. право" style:family="paragraph" style:parent-style-name="Standard">
      <style:paragraph-properties fo:text-align="end" style:justify-single-word="false" fo:keep-together="always" fo:hyphenation-ladder-count="no-limit"/>
      <style:text-properties style:font-name="Arial" fo:font-size="9pt" style:font-size-asian="9pt" fo:hyphenate="false" fo:hyphenation-remain-char-count="2" fo:hyphenation-push-char-count="2"/>
    </style:style>
    <style:style style:name="Рекомендация" style:family="paragraph" style:parent-style-name="Standard">
      <style:paragraph-properties fo:margin-left="0cm" fo:margin-right="0cm" fo:keep-together="always" fo:hyphenation-ladder-count="no-limit" fo:text-indent="0cm" style:auto-text-indent="false"/>
      <style:text-properties style:font-name="Arial" fo:font-size="9pt" style:font-size-asian="9pt" fo:hyphenate="false" fo:hyphenation-remain-char-count="2" fo:hyphenation-push-char-count="2"/>
    </style:style>
    <style:style style:name="Footnote" style:family="paragraph" style:parent-style-name="Standard" style:class="extra">
      <style:paragraph-properties style:line-height-at-least="0.423cm"/>
      <style:text-properties fo:font-size="10pt" style:font-size-asian="10pt"/>
    </style:style>
    <style:style style:name="формула" style:family="paragraph" style:parent-style-name="Standard">
      <style:paragraph-properties fo:margin-left="0cm" fo:margin-right="0cm" fo:text-indent="0cm" style:auto-text-indent="false"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ЗагПредисловие" style:family="paragraph" style:parent-style-name="Heading_20_1" style:next-style-name="Standard">
      <style:paragraph-properties fo:margin-top="0cm" fo:margin-bottom="2.54cm"/>
      <style:text-properties fo:font-size="16pt" fo:language="zxx" fo:country="none" fo:font-weight="normal" style:font-size-asian="16pt" style:language-asian="zxx" style:country-asian="none" style:font-weight-asian="normal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2.101cm" fo:margin-top="0.212cm" fo:margin-bottom="0.071cm" fo:text-align="start" style:justify-single-word="false" fo:keep-together="always" fo:text-indent="0cm" style:auto-text-indent="false" fo:keep-with-next="always">
        <style:tab-stops>
          <style:tab-stop style:position="16.002cm" style:type="right" style:leader-style="dotted" style:leader-text="."/>
          <style:tab-stop style:position="16.753cm" style:type="right"/>
        </style:tab-stops>
      </style:paragraph-properties>
      <style:text-properties fo:text-transform="uppercase" style:font-name="Arial" fo:font-size="11pt" fo:font-weight="bold" style:font-size-asian="11pt" style:font-weight-asian="bold"/>
    </style:style>
    <style:style style:name="ОбычныйСписок" style:family="paragraph" style:parent-style-name="Standard" style:list-style-name="WW8StyleNum1"/>
    <style:style style:name="ПодРедакцией" style:family="paragraph" style:parent-style-name="Standard" style:next-style-name="Standard">
      <style:paragraph-properties fo:margin-top="0.423cm" fo:margin-bottom="0cm" fo:text-align="center" style:justify-single-word="false" fo:keep-with-next="always"/>
      <style:text-properties fo:font-style="italic" style:font-style-asian="italic"/>
    </style:style>
    <style:style style:name="Содержание" style:family="paragraph" style:parent-style-name="Standard" style:next-style-name="Standard">
      <style:paragraph-properties fo:margin-left="0cm" fo:margin-right="0cm" fo:margin-top="0.353cm" fo:margin-bottom="0cm" fo:text-align="center" style:justify-single-word="false" fo:text-indent="0cm" style:auto-text-indent="false"/>
      <style:text-properties fo:text-transform="uppercase" style:font-name="Arial"/>
    </style:style>
    <style:style style:name="ТемаЖурнала" style:family="paragraph" style:parent-style-name="Standard" style:next-style-name="Содержание">
      <style:paragraph-properties fo:margin-left="0cm" fo:margin-right="0cm" fo:text-align="center" style:justify-single-word="false" fo:text-indent="0cm" style:auto-text-indent="false" fo:keep-with-next="always"/>
      <style:text-properties fo:text-transform="uppercase" style:font-name="Arial" fo:font-size="18pt" style:font-size-asian="18pt"/>
    </style:style>
    <style:style style:name="Черный" style:family="paragraph" style:parent-style-name="Standard" style:next-style-name="Standard">
      <style:paragraph-properties fo:margin-left="0cm" fo:margin-right="0cm" fo:margin-top="0.247cm" fo:margin-bottom="0.141cm" fo:text-indent="0cm" style:auto-text-indent="false" fo:background-color="#000000" fo:padding="0cm" fo:border-left="none" fo:border-right="none" fo:border-top="0.035cm solid #000000" fo:border-bottom="0.035cm solid #000000">
        <style:tab-stops>
          <style:tab-stop style:position="8.502cm" style:type="center"/>
          <style:tab-stop style:position="16.753cm" style:type="right"/>
        </style:tab-stops>
        <style:background-image/>
      </style:paragraph-properties>
      <style:text-properties fo:text-transform="uppercase" fo:color="#ffffff" style:font-name="Arial" fo:font-size="11pt" fo:font-weight="bold" style:font-size-asian="11pt" style:font-weight-asian="bold"/>
    </style:style>
    <style:style style:name="Название_20_таблицы" style:display-name="Название таблицы" style:family="paragraph" style:parent-style-name="Название_20_объекта">
      <style:paragraph-properties fo:margin-top="0cm" fo:margin-bottom="0.106cm" fo:text-align="end" style:justify-single-word="false"/>
    </style:style>
    <style:style style:name="Эпиграф" style:family="paragraph" style:parent-style-name="Аннотация" style:next-style-name="ЭпиграфАвтор">
      <style:paragraph-properties fo:margin-left="0cm" fo:margin-right="5.66cm" fo:margin-top="0cm" fo:margin-bottom="0cm" fo:text-indent="0.7cm" style:auto-text-indent="false"/>
    </style:style>
    <style:style style:name="ЭпиграфАвтор" style:family="paragraph" style:parent-style-name="Эпиграф" style:next-style-name="Эпиграф">
      <style:paragraph-properties fo:margin-left="0cm" fo:margin-right="0cm" fo:margin-top="0cm" fo:margin-bottom="0.176cm" fo:text-align="end" style:justify-single-word="false" fo:text-indent="0cm" style:auto-text-indent="false"/>
      <style:text-properties fo:font-style="italic" style:font-style-asian="italic"/>
    </style:style>
    <style:style style:name="Программа" style:family="paragraph" style:parent-style-name="Standard">
      <style:paragraph-properties fo:margin-left="1cm" fo:margin-right="0cm" fo:text-align="start" style:justify-single-word="false" fo:text-indent="0cm" style:auto-text-indent="false"/>
      <style:text-properties style:font-name="Courier New" fo:font-size="10pt" fo:language="zxx" fo:country="none" style:font-size-asian="10pt" style:language-asian="zxx" style:country-asian="none"/>
    </style:style>
    <style:style style:name="формулаОВ" style:family="paragraph" style:parent-style-name="формула">
      <style:paragraph-properties fo:margin-top="0.212cm" fo:margin-bottom="0cm"/>
    </style:style>
    <style:style style:name="формулаОВН" style:family="paragraph" style:parent-style-name="формула">
      <style:paragraph-properties fo:margin-top="0.212cm" fo:margin-bottom="0.212cm"/>
    </style:style>
    <style:style style:name="формулаОН" style:family="paragraph" style:parent-style-name="формула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font-size="10pt" fo:font-style="normal" fo:font-weight="normal" style:font-size-asian="10pt" style:font-style-asian="normal" style:font-weight-asian="normal"/>
    </style:style>
    <style:style style:name="WW8Num2z0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/>
    </style:style>
    <style:style style:name="Основной_20_шрифт_20_абзаца" style:display-name="Основной шрифт абзаца" style:family="text"/>
    <style:style style:name="Заг.Доказательство" style:family="text" style:parent-style-name="Основной_20_шрифт_20_абзаца">
      <style:text-properties fo:language="ru" fo:country="RU" fo:font-style="italic" fo:font-weight="bold" style:font-style-asian="italic" style:font-weight-asian="bold"/>
    </style:style>
    <style:style style:name="Заг.Замечание" style:family="text" style:parent-style-name="Основной_20_шрифт_20_абзаца">
      <style:text-properties fo:letter-spacing="0.071cm"/>
    </style:style>
    <style:style style:name="Заг.Теорема" style:family="text" style:parent-style-name="Основной_20_шрифт_20_абзаца">
      <style:text-properties fo:letter-spacing="normal" fo:language="ru" fo:country="RU" fo:font-weight="bold" style:font-weight-asian="bold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Литература_20_АВТОР" style:display-name="Литература АВТОР" style:family="text" style:parent-style-name="Основной_20_шрифт_20_абзаца">
      <style:text-properties fo:language="zxx" fo:country="none" fo:font-style="italic" style:language-asian="zxx" style:country-asian="none" style:font-style-asian="italic"/>
    </style:style>
    <style:style style:name="Рукописный" style:family="text" style:parent-style-name="Основной_20_шрифт_20_абзаца">
      <style:text-properties style:font-name="Decor"/>
    </style:style>
    <style:style style:name="ЗагРефАвтор" style:family="text" style:parent-style-name="Основной_20_шрифт_20_абзаца">
      <style:text-properties style:font-name="Arial" fo:font-weight="bold" style:font-weight-asian="bold"/>
    </style:style>
    <style:style style:name="ЗагРефИВ" style:family="text" style:parent-style-name="Основной_20_шрифт_20_абзаца">
      <style:text-properties fo:text-transform="uppercas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min-label-width="0.6cm" text:min-label-distance="0.6cm" fo:text-align="end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suffix="." style:num-format="1">
        <style:list-level-properties text:min-label-width="0.6cm" text:min-label-distance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 text:min-label-width="0.499cm" text:min-label-distance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1" style:family="text">
      <style:text-properties fo:language="en" fo:country="US"/>
    </style:style>
    <style:style style:name="T2" style:family="text">
      <style:text-properties style:font-name="Arial" fo:font-style="normal" style:font-style-asian="normal"/>
    </style:style>
    <style:style style:name="fr1" style:family="graphic" style:parent-style-name="Frame">
      <style:graphic-properties fo:margin-left="0.319cm" fo:margin-right="0.319cm" fo:margin-top="0.319cm" fo:margin-bottom="0.319cm" style:wrap="none" style:vertical-pos="from-top" style:vertical-rel="paragraph" style:horizontal-pos="inside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2.457cm" fo:margin-bottom="2.501cm" fo:margin-left="2.4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.457cm" fo:margin-bottom="1.501cm" fo:margin-left="2.4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801cm" fo:margin-bottom="1.501cm" fo:margin-left="2.4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56cm" fo:margin-left="0cm" fo:margin-right="0cm" fo:margin-bottom="0.557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number:number-style style:name="N116">
      <number:text>дд.ММ.гг Ч:мм:сс</number:text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pm1"/>
    <style:master-page style:name="First_20_Page" style:display-name="First Page" style:page-layout-name="pm1" style:next-style-name="Standard"/>
    <style:master-page style:name="Convert_20_1" style:display-name="Convert 1" style:page-layout-name="pm2" style:next-style-name="Next_20_convert_20_1">
      <style:footer>
        <text:p text:style-name="Footer"><draw:frame draw:style-name="fr1" draw:name="Frame3" text:anchor-type="paragraph" svg:y="-0.298cm" fo:min-width="0.041cm" draw:z-index="0"><draw:text-box fo:min-height="0.37cm"><text:p text:style-name="Footer"><text:file-name text:display="full">/media/data/work/grammatic/templates_rus/templates.odt</text:file-name></text:p></draw:text-box></draw:frame></text:p>
      </style:footer>
    </style:master-page>
    <style:master-page style:name="Next_20_convert_20_1" style:display-name="Next convert 1" style:page-layout-name="pm3">
      <style:header>
        <text:p text:style-name="Header"><text:tab/><text:span text:style-name="T1"><text:tab/></text:span><text:span text:style-name="T2"><text:page-number text:select-page="current"/></text:span></text:p>
      </style:header>
      <style:header-left>
        <text:p text:style-name="Header"><text:span text:style-name="T2"><text:page-number text:select-page="current"/></text:span><text:span text:style-name="T2"><text:tab/></text:span></text:p>
      </style:header-left>
      <style:footer>
        <text:p text:style-name="Footer"><draw:frame draw:style-name="fr1" draw:name="Frame1" text:anchor-type="paragraph" svg:y="-0.298cm" fo:min-width="0.041cm" draw:z-index="0"><draw:text-box fo:min-height="0.37cm"><text:p text:style-name="Footer"><text:modification-date style:data-style-name="N116">дд.ММ.гг Ч:мм:сс</text:modification-date></text:p></draw:text-box></draw:frame></text:p>
      </style:footer>
      <style:footer-left>
        <text:p text:style-name="Footer"><draw:frame draw:style-name="fr1" draw:name="Frame2" text:anchor-type="paragraph" svg:y="-0.298cm" fo:min-width="0.041cm" draw:z-index="0"><draw:text-box fo:min-height="0.37cm"><text:p text:style-name="Footer"><text:modification-date style:data-style-name="N117">4/10/2008 11:21:01 AM</text:modification-date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Приборостроение</dc:title>
    <dc:description>В этом шаблоне содержаться стили используемые при издании журнала Приборостроение.</dc:description>
    <dc:subject>Малая земля</dc:subject>
    <meta:initial-creator>Andrey Breslav</meta:initial-creator>
    <meta:creation-date>2008-09-12T10:08:04</meta:creation-date>
    <dc:creator>Andrey Breslav</dc:creator>
    <dc:date>2008-10-04T11:21:01</dc:date>
    <meta:keyword>Мы крутые</meta:keyword>
    <meta:keyword>мы непобедимые!</meta:keyword>
    <meta:editing-cycles>89</meta:editing-cycles>
    <meta:editing-duration>P1DT7H36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62" meta:word-count="657" meta:character-count="5231"/>
  </office:meta>
</office:document-meta>
</file>